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12567" calcext:value-type="float">
            <text:p>1256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float" office:value="12552" calcext:value-type="float">
            <text:p>1255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3" calcext:value-type="float">
            <text:p>1256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698" calcext:value-type="float">
            <text:p>99,698</text:p>
          </table:table-cell>
          <table:table-cell table:formula="of:=AVERAGE([.C2:.C11])" office:value-type="float" office:value="0.292" calcext:value-type="float">
            <text:p>0,292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4" calcext:value-type="float">
            <text:p>12559,4</text:p>
          </table:table-cell>
          <table:table-cell table:formula="of:=AVERAGE([.F2:.F11])" office:value-type="float" office:value="37.9" calcext:value-type="float">
            <text:p>37,9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/>
          <table:table-cell office:value-type="float" office:value="5845" calcext:value-type="float">
            <text:p>5845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5" calcext:value-type="float">
            <text:p>6715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office:value-type="float" office:value="5807" calcext:value-type="float">
            <text:p>58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755" calcext:value-type="float">
            <text:p>6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5:05:14.030670488</meta:creation-date>
    <dc:date>2017-12-13T05:21:57.614947397</dc:date>
    <meta:editing-duration>PT5M49S</meta:editing-duration>
    <meta:editing-cycles>1</meta:editing-cycles>
    <meta:document-statistic meta:table-count="1" meta:cell-count="119" meta:object-count="0"/>
    <meta:generator>LibreOffice/5.1.6.2$Linux_X86_64 LibreOffice_project/10m0$Build-2</meta:generator>
  </office:meta>
</office:document-meta>
</file>